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5-10-0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5-09-1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5-07-0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5-05-1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5-01-0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4-12-0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4-11-15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4-10-30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4-05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4-04-0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4-02-0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4-01-0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12-06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10-0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09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08-03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07-2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07-0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06-0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05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04-05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03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3-02-0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12-1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11-0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10-0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9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8-0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7-0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6-1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5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4-1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4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3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2-1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2-01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12-0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11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10-2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09-0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08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07-0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06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05-0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04-0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03-0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02-1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1-01-0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0-12-1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8828" calcext:value-type="float">
            <text:p>4.3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34" calcext:value-type="float">
            <text:p>4.2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6804" calcext:value-type="float">
            <text:p>4.1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988" calcext:value-type="float">
            <text:p>4.4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788" calcext:value-type="float">
            <text:p>4.3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1812" calcext:value-type="float">
            <text:p>4.5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3212" calcext:value-type="float">
            <text:p>4.3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3292" calcext:value-type="float">
            <text:p>5.0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9076" calcext:value-type="float">
            <text:p>4.7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0788" calcext:value-type="float">
            <text:p>4.7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66" calcext:value-type="float">
            <text:p>4.5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2852" calcext:value-type="float">
            <text:p>5.2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304" calcext:value-type="float">
            <text:p>4.9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4004" calcext:value-type="float">
            <text:p>4.6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5716" calcext:value-type="float">
            <text:p>4.5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4964" calcext:value-type="float">
            <text:p>4.6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68" calcext:value-type="float">
            <text:p>4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332" calcext:value-type="float">
            <text:p>4.5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8416" calcext:value-type="float">
            <text:p>4.5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1268" calcext:value-type="float">
            <text:p>4.8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7636" calcext:value-type="float">
            <text:p>4.7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6856" calcext:value-type="float">
            <text:p>4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1164" calcext:value-type="float">
            <text:p>4.7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9424" calcext:value-type="float">
            <text:p>4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3" calcext:value-type="float">
            <text:p>4.6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036" calcext:value-type="float">
            <text:p>4.4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396" calcext:value-type="float">
            <text:p>4.3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91" calcext:value-type="float">
            <text:p>4.2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82" calcext:value-type="float">
            <text:p>4.6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612" calcext:value-type="float">
            <text:p>4.5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6948" calcext:value-type="float">
            <text:p>4.5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312" calcext:value-type="float">
            <text:p>4.6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818" calcext:value-type="float">
            <text:p>4.4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97" calcext:value-type="float">
            <text:p>5.2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3228" calcext:value-type="float">
            <text:p>5.2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73" calcext:value-type="float">
            <text:p>5.0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1608" calcext:value-type="float">
            <text:p>4.9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7572" calcext:value-type="float">
            <text:p>4.9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3356" calcext:value-type="float">
            <text:p>4.7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1708" calcext:value-type="float">
            <text:p>4.5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396" calcext:value-type="float">
            <text:p>4.3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8804" calcext:value-type="float">
            <text:p>4.9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18" calcext:value-type="float">
            <text:p>4.8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4912" calcext:value-type="float">
            <text:p>5.2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9144" calcext:value-type="float">
            <text:p>5.0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092" calcext:value-type="float">
            <text:p>5.3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2204" calcext:value-type="float">
            <text:p>5.4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1892" calcext:value-type="float">
            <text:p>5.2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972" calcext:value-type="float">
            <text:p>5.1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6484" calcext:value-type="float">
            <text:p>5.3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4016" calcext:value-type="float">
            <text:p>4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1268" calcext:value-type="float">
            <text:p>4.8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6508" calcext:value-type="float">
            <text:p>4.8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5796" calcext:value-type="float">
            <text:p>5.2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162" calcext:value-type="float">
            <text:p>5.3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682" calcext:value-type="float">
            <text:p>5.0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404" calcext:value-type="float">
            <text:p>5.1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1644" calcext:value-type="float">
            <text:p>4.7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5276" calcext:value-type="float">
            <text:p>4.8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7196" calcext:value-type="float">
            <text:p>4.9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678" calcext:value-type="float">
            <text:p>4.7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2604" calcext:value-type="float">
            <text:p>4.8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5244089293401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98" meta:object-count="0"/>
    <meta:user-defined meta:name="AppVersion">3.0</meta:user-defined>
  </office:meta>
</office:document-meta>
</file>